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text-properties style:font-name="Calibri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3pt" fo:language="el" fo:country="GR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fo:font-size="13pt" fo:language="el" fo:country="G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8pt" fo:language="el" fo:country="GR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8pt" fo:language="el" fo:country="G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language="el" fo:country="G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0pt" fo:language="el" fo:country="G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 style:list-style-name="L1">
      <style:text-properties fo:font-size="14pt" fo:language="el" fo:country="GR" style:font-size-asian="14pt" style:font-size-complex="14pt"/>
    </style:style>
    <style:style style:name="P10" style:family="paragraph" style:parent-style-name="Standard" style:list-style-name="L3">
      <style:text-properties fo:font-size="13pt" fo:language="el" fo:country="GR" style:font-size-asian="13pt" style:font-size-complex="13pt"/>
    </style:style>
    <style:style style:name="P11" style:family="paragraph" style:parent-style-name="Standard" style:list-style-name="L3">
      <style:text-properties fo:font-size="13pt" style:font-size-asian="13pt" style:font-size-complex="13pt"/>
    </style:style>
    <style:style style:name="T1" style:family="text">
      <style:text-properties style:font-name="Calibri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Calibri"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alibri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dcdcaa" style:font-name="Calibri" fo:font-size="12pt" fo:font-style="normal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underline-style="none" style:font-size-asian="13pt" style:font-size-complex="13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language="el" fo:country="G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Εργασία 2</text:p>
      <text:p text:style-name="P7">Αλέξανδρος Γιαννούλας – 1115201800027</text:p>
      <text:p text:style-name="P7">Γιώργος-Αχιλλέας Παπαγεωργίου – 1115201800147</text:p>
      <text:p text:style-name="P8">________________________________________________</text:p>
      <text:p text:style-name="P6">ΕΚΤΕΛΕΣΗ</text:p>
      <text:p text:style-name="P1"><text:s/><text:span text:style-name="T11">Στο </text:span><text:span text:style-name="T11">directory SHT_lib </text:span><text:span text:style-name="T11">αντίστοιχα</text:span><text:span text:style-name="T11">:</text:span></text:p>
      <text:list xml:id="list3448333660305917979" text:style-name="L1">
        <text:list-item>
          <text:p text:style-name="P2"><text:span text:style-name="T7">make</text:span> : <text:span text:style-name="T11">Παράγει τo εκτελέσιμο '</text:span><text:span text:style-name="T11">main</text:span><text:span text:style-name="T11">'</text:span><text:span text:style-name="T11"> </text:span><text:span text:style-name="T11">το οποίο αποτελεί το </text:span><text:span text:style-name="T11">demo </text:span><text:span text:style-name="T11">κάθε δομής</text:span><text:span text:style-name="T11">.</text:span></text:p>
        </text:list-item>
        <text:list-item>
          <text:p text:style-name="P2"><text:span text:style-name="T7">make run </text:span>: <text:s/><text:span text:style-name="T11">Παράγει το εκτελέσιμο </text:span><text:span text:style-name="T11">'main</text:span><text:span text:style-name="T11">' και το εκτελεί</text:span><text:span text:style-name="T11">.</text:span></text:p>
        </text:list-item>
        <text:list-item>
          <text:p text:style-name="P9"><text:span text:style-name="T5">make clean</text:span><text:span text:style-name="T4"> : </text:span><text:span text:style-name="T3">Διαγράφει όλα τα εκτελέσιμα και αντικειμενικά αρχεία που έχουν παραχθεί απο τη </text:span><text:span text:style-name="T3">make.</text:span></text:p>
        </text:list-item>
      </text:list>
      <text:p text:style-name="P7"/>
      <text:p text:style-name="P6">ΓΕΝΙΚΑ</text:p>
      <text:list xml:id="list5663205842796845941" text:style-name="L2">
        <text:list-item>
          <text:p text:style-name="P3"><text:span text:style-name="T9">Χρησιμοποιήθηκε η παράμετρος </text:span><text:span text:style-name="T10">-</text:span><text:span text:style-name="T10">std=c++11</text:span><text:span text:style-name="T9"> </text:span><text:span text:style-name="T9">για τη μεταγλώτισση.</text:span></text:p>
        </text:list-item>
        <text:list-item>
          <text:p text:style-name="P3"><text:span text:style-name="T9">Χρησιμοποιήθηκε η παράμετρος </text:span><text:span text:style-name="T10">-w</text:span><text:span text:style-name="T9"> </text:span><text:span text:style-name="T9">για να αγνοηθούν τα </text:span><text:span text:style-name="T9">warnings. </text:span><text:span text:style-name="T9">Τα </text:span><text:span text:style-name="T9">warnings </text:span><text:span text:style-name="T9">αφορούν το εξής:</text:span><text:span text:style-name="T9"> </text:span><text:span text:style-name="T9">Για να συμβαδίζουν οι ορισμοί την συναρτήσεων με αυτούς της εκφώνησης ορίσαμε τα </text:span><text:span text:style-name="T9">arguments </text:span><text:span text:style-name="T9">ως </text:span><text:span text:style-name="T9">char* </text:span><text:span text:style-name="T9">και όχι </text:span><text:span text:style-name="T9">string, </text:span><text:span text:style-name="T9">ενώ περνάμε μεταβλητές τύπου </text:span><text:span text:style-name="T9">string.</text:span></text:p>
        </text:list-item>
        <text:list-item>
          <text:p text:style-name="P3"><text:span text:style-name="T9">Η μεταβλητή </text:span><text:span text:style-name="T9">BF_Errno </text:span><text:span text:style-name="T9">του αρχείου </text:span><text:span text:style-name="T9">BF.h </text:span><text:span text:style-name="T9">έγινε </text:span><text:span text:style-name="T9">extern </text:span><text:span text:style-name="T9">για να αποφευχθεί το πρόβλημα πολλαπλών ορισμών.</text:span></text:p>
        </text:list-item>
        <text:list-item>
          <text:p text:style-name="P3"><text:span text:style-name="T9">Το αρχείο </text:span><text:span text:style-name="T9">'records1K.txt' </text:span><text:span text:style-name="T9">έχει τροποποιηθεί ώστε να υποδυκνύει καλύτερα τη λειτουργικότητα του </text:span><text:span text:style-name="T9">secondary index. </text:span><text:span text:style-name="T9">Έχουν προστεθεί εγγραφές με </text:span><text:span text:style-name="T9">surname </text:span><text:span text:style-name="T9">'</text:span><text:span text:style-name="T9">surname_10</text:span><text:span text:style-name="T9">' και διαφορετικά </text:span><text:span text:style-name="T9">id </text:span><text:span text:style-name="T9">ωστέ να είναι επιτυχής η εισαγωγή τους.</text:span></text:p>
        </text:list-item>
        <text:list-item>
          <text:p text:style-name="P4">Για οποιαδήποτε διευκρίνηση σχετικά με το HashTable βλ. README εργασίας 1.</text:p>
        </text:list-item>
      </text:list>
      <text:p text:style-name="P7"/>
      <text:p text:style-name="P6">SHT_LIB</text:p>
      <text:list xml:id="list5407573179936910949" text:style-name="L3">
        <text:list-item>
          <text:p text:style-name="P10"><text:span text:style-name="T4">Με την κλήση της </text:span><text:span text:style-name="T8">SHT_CreateSecondaryIndex</text:span><text:span text:style-name="T4"> </text:span><text:span text:style-name="T4">δημιουργείται ένα αρχείο</text:span><text:span text:style-name="T4">, </text:span><text:span text:style-name="T4">το δευτερέυον ευρετήριο το οποίο αποτελείται από δείκτες σε </text:span><text:span text:style-name="T4">blocks </text:span><text:span text:style-name="T4">τα οποία περιέχουν </text:span><text:span text:style-name="T4">SecondaryRecords. </text:span><text:span text:style-name="T4">Η γραμμή </text:span><text:span text:style-name="T4">n </text:span><text:span text:style-name="T4">του αρχείου αυτού περιλαμβάνει τον δείκτη στο πρώτο </text:span><text:span text:style-name="T4">block </text:span><text:span text:style-name="T4">του </text:span><text:span text:style-name="T4">bucket </text:span><text:span text:style-name="T4">στο οποίο βρίσκεται η εγγραφή με </text:span><text:span text:style-name="T4">hash(surname) = n.</text:span></text:p>
        </text:list-item>
        <text:list-item>
          <text:p text:style-name="P10"><text:span text:style-name="T4">H SecondaryRecord </text:span><text:span text:style-name="T4">αποτελείται από ένα </text:span><text:span text:style-name="T4">surname </text:span><text:span text:style-name="T4">και ένα </text:span><text:span text:style-name="T4">blockId </text:span><text:span text:style-name="T4">που είναι το </text:span><text:span text:style-name="T4">block </text:span><text:span text:style-name="T4">στο οποίο υπάρχει αυτό το </text:span><text:span text:style-name="T4">surname. </text:span><text:span text:style-name="T4">Κατά την εισαγωγή ενός </text:span><text:span text:style-name="T4">SecondaryRecord </text:span><text:span text:style-name="T4">στο </text:span><text:span text:style-name="T4">secondary index </text:span><text:span text:style-name="T4">ελέγχουμε αν υπάρχει ήδη και αν υπάρχει δεν το εισάγουμε ξανά. Εφόσον κατά την αναζήτηση θα ελέγχξουμε όλο το </text:span><text:span text:style-name="T4">block </text:span><text:span text:style-name="T4">στο οποίο ξέρουμε οτι υπάρχει μια εγγραφή με το ζητούμενο </text:span><text:span text:style-name="T4">surname, </text:span><text:span text:style-name="T4">θα εμφανίσουμε και όλες τις άλλες εγγραφές με το ίδιο </text:span><text:span text:style-name="T4">surname </text:span><text:span text:style-name="T4">αυτού του </text:span><text:span text:style-name="T4">block.</text:span></text:p>
        </text:list-item>
        <text:list-item>
          <text:p text:style-name="P10"><text:span text:style-name="T4">Στη δομή </text:span><text:span text:style-name="T4">SHT_Info </text:span><text:span text:style-name="T4">κρατάμε τον αριθμό του </text:span><text:span text:style-name="T4">block </text:span><text:span text:style-name="T4">που την περιέχει ωστέ να το προσπεράσουμε όταν έρθει η ώρα της αναζήτησης ή της εισαγωγής.</text:span></text:p>
        </text:list-item>
        <text:list-item>
          <text:p text:style-name="P10"><text:soft-page-break/><text:span text:style-name="T4">Η </text:span><text:span text:style-name="T8">SHT_SecondaryInsertEntry</text:span><text:span text:style-name="T4"> </text:span><text:span text:style-name="T4">δουλέυει ακριβώς όπως η </text:span><text:span text:style-name="T8">HT_InsertEntry</text:span><text:span text:style-name="T4"> κατά την εισαγωγή του </text:span><text:span text:style-name="T4">Record. </text:span><text:span text:style-name="T4">Μόλις γίνει η εισαγωγή, κρατάμε τον αριθμό </text:span><text:span text:style-name="T4">block </text:span><text:span text:style-name="T4">στο οποίο έγινε η εισαγωγή και μαζί με το </text:span><text:span text:style-name="T4">surname </text:span><text:span text:style-name="T4">της εγγραφής το προσθέτουμε στο </text:span><text:span text:style-name="T4">secondary index. </text:span><text:span text:style-name="T4">Η </text:span><text:span text:style-name="T8">SHT_SecondaryInsertEntry</text:span><text:span text:style-name="T4"> θα μπορούσε να απλοποιηθεί πολύ αν καλούσαμε μέσα της την </text:span><text:span text:style-name="T8">HT_InsertEntry</text:span><text:span text:style-name="T4"> τροποποιημένη ώστε να επιστρέφει τον αριθμό </text:span><text:span text:style-name="T4">block </text:span><text:span text:style-name="T4">στο οποίο έγινε η εισαγωγή. Για να γίνει όμως αυτό θα έπρεπε να αλλάξουμε το πρότυπο της συνάρτησης, πράγμα που δεν επιτρέπεται.</text:span></text:p>
        </text:list-item>
        <text:list-item>
          <text:p text:style-name="P10"><text:span text:style-name="T4">Εφόσον όλες οι συναρτήσεις </text:span><text:span text:style-name="T4">HT </text:span><text:span text:style-name="T4">και </text:span><text:span text:style-name="T4">SHT </text:span><text:span text:style-name="T4">ήταν ξεχωριστές, θεωρήσαμε ότι και η </text:span><text:span text:style-name="T4">hashStatistics </text:span><text:span text:style-name="T4">θα έπρεπε να είναι διαφορετική ώστε να ακολουθεί το ίδιο μοντέλο, καθώς αυτή η υλοποίηση ήταν μία από τις επιλογές που μας δώσατε στις διευκρινήσεις. </text:span></text:p>
        </text:list-item>
        <text:list-item>
          <text:p text:style-name="P11"><text:span text:style-name="T2">String Hash Function source: </text:span><text:a xlink:type="simple" xlink:href="http://www.cse.yorku.ca/~oz/hash.html" office:name="http://www.cse.yorku.ca/~oz/hash.html" text:style-name="Internet_20_link" text:visited-style-name="Visited_20_Internet_20_Link"><text:span text:style-name="T12">http://www.cse.yorku.ca/~oz/hash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l" fo:country="GR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4M18S</meta:editing-duration>
    <meta:editing-cycles>17</meta:editing-cycles>
    <meta:generator>OpenOffice/4.1.7$Win32 OpenOffice.org_project/417m1$Build-9800</meta:generator>
    <dc:date>2021-01-18T11:00:09.16</dc:date>
    <meta:document-statistic meta:table-count="0" meta:image-count="0" meta:object-count="0" meta:page-count="2" meta:paragraph-count="22" meta:word-count="436" meta:character-count="2833"/>
    <meta:user-defined meta:name="Info 1"/>
    <meta:user-defined meta:name="Info 2"/>
    <meta:user-defined meta:name="Info 3"/>
    <meta:user-defined meta:name="Info 4"/>
  </office:meta>
</office:document-meta>
</file>